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9688in" fo:margin-left="-0.1146in" fo:margin-top="0in" fo:margin-bottom="0in" table:align="left" style:writing-mode="lr-tb"/>
    </style:style>
    <style:style style:name="Table1.A" style:family="table-column">
      <style:table-column-properties style:column-width="5.4264in"/>
    </style:style>
    <style:style style:name="Table1.B" style:family="table-column">
      <style:table-column-properties style:column-width="2.5417in"/>
    </style:style>
    <style:style style:name="Table1.1" style:family="table-row">
      <style:table-row-properties style:min-row-height="0.8611in" fo:keep-together="auto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padding="0.1in" fo:border="none"/>
    </style:style>
    <style:style style:name="Table1.2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 fo:line-height="115%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13%"/>
    </style:style>
    <style:style style:name="P4" style:family="paragraph" style:parent-style-name="Standard">
      <style:paragraph-properties fo:margin-top="0.0555in" fo:margin-bottom="0.028in" loext:contextual-spacing="false" fo:line-height="100%"/>
    </style:style>
    <style:style style:name="P5" style:family="paragraph" style:parent-style-name="Standard" style:list-style-name="WWNum1">
      <style:paragraph-properties fo:margin-left="0.35in" fo:margin-right="0.1098in" fo:margin-top="0.0555in" fo:margin-bottom="0.0138in" loext:contextual-spacing="false" fo:line-height="100%" fo:text-indent="-0.2in" style:auto-text-indent="false"/>
    </style:style>
    <style:style style:name="P6" style:family="paragraph" style:parent-style-name="Standard">
      <style:paragraph-properties fo:margin-left="0in" fo:margin-right="0.1098in" fo:margin-top="0.0555in" fo:margin-bottom="0.0138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.1098in" fo:margin-top="0.0555in" fo:margin-bottom="0.0138in" loext:contextual-spacing="false" fo:line-height="100%" fo:text-indent="0in" style:auto-text-indent="false"/>
    </style:style>
    <style:style style:name="P8" style:family="paragraph" style:parent-style-name="Standard">
      <style:paragraph-properties fo:margin-top="0.139in" fo:margin-bottom="0in" loext:contextual-spacing="false" fo:line-height="100%"/>
    </style:style>
    <style:style style:name="P9" style:family="paragraph" style:parent-style-name="Standard" style:list-style-name="WWNum2">
      <style:paragraph-properties fo:margin-left="0.1193in" fo:margin-right="0in" fo:margin-top="0.0693in" fo:margin-bottom="0in" loext:contextual-spacing="false" fo:line-height="115%" fo:text-indent="-0.1193in" style:auto-text-indent="false"/>
    </style:style>
    <style:style style:name="P10" style:family="paragraph" style:parent-style-name="Standard" style:list-style-name="WWNum2">
      <style:paragraph-properties fo:margin-left="0.1193in" fo:margin-right="0in" fo:margin-top="0in" fo:margin-bottom="0in" loext:contextual-spacing="false" fo:line-height="115%" fo:text-indent="-0.1193in" style:auto-text-indent="false"/>
    </style:style>
    <style:style style:name="P11" style:family="paragraph" style:parent-style-name="Standard" style:list-style-name="WWNum2">
      <style:paragraph-properties fo:margin-left="0.1193in" fo:margin-right="0in" fo:margin-top="0in" fo:margin-bottom="0in" loext:contextual-spacing="false" fo:line-height="115%" fo:text-indent="-0.1193in" style:auto-text-indent="false"/>
    </style:style>
    <style:style style:name="P12" style:family="paragraph" style:parent-style-name="Standard">
      <style:paragraph-properties fo:margin-left="0in" fo:margin-right="0.1in" fo:margin-top="0.0693in" fo:margin-bottom="0in" loext:contextual-spacing="false" fo:line-height="115%" fo:text-indent="0in" style:auto-text-indent="false"/>
    </style:style>
    <style:style style:name="P13" style:family="paragraph" style:parent-style-name="Standard" style:list-style-name="WWNum2">
      <style:paragraph-properties fo:margin-left="0.1193in" fo:margin-right="0in" fo:margin-top="0.0693in" fo:margin-bottom="0in" loext:contextual-spacing="false" fo:line-height="115%" fo:text-indent="-0.25in" style:auto-text-indent="false"/>
    </style:style>
    <style:style style:name="P14" style:family="paragraph" style:parent-style-name="Standard" style:list-style-name="WWNum2">
      <style:paragraph-properties fo:margin-left="0.1193in" fo:margin-right="0in" fo:margin-top="0in" fo:margin-bottom="0in" loext:contextual-spacing="false" fo:line-height="115%" fo:text-indent="-0.25in" style:auto-text-indent="false"/>
    </style:style>
    <style:style style:name="P15" style:family="paragraph" style:parent-style-name="Standard" style:list-style-name="WWNum2">
      <style:paragraph-properties fo:margin-left="0.1193in" fo:margin-right="0in" fo:margin-top="0in" fo:margin-bottom="0in" loext:contextual-spacing="false" fo:line-height="115%" fo:text-indent="-0.25in" style:auto-text-indent="false"/>
    </style:style>
    <style:style style:name="P16" style:family="paragraph" style:parent-style-name="Standard">
      <style:paragraph-properties fo:padding="0in" fo:border="none"/>
    </style:style>
    <style:style style:name="P17" style:family="paragraph" style:parent-style-name="Standard" style:master-page-name="Standard">
      <style:paragraph-properties fo:line-height="100%" style:page-number="1"/>
      <style:text-properties fo:font-size="6pt" style:font-size-asian="6pt" style:font-size-complex="6pt"/>
    </style:style>
    <style:style style:name="P18" style:family="paragraph" style:parent-style-name="Heading_20_2">
      <style:paragraph-properties fo:margin-top="0.111in" fo:margin-bottom="0in" loext:contextual-spacing="false" fo:line-height="100%"/>
    </style:style>
    <style:style style:name="P19" style:family="paragraph" style:parent-style-name="Heading_20_2">
      <style:paragraph-properties fo:margin-top="0.111in" fo:margin-bottom="0in" loext:contextual-spacing="false" fo:line-height="115%"/>
    </style:style>
    <style:style style:name="P20" style:family="paragraph" style:parent-style-name="Heading_20_2">
      <style:paragraph-properties fo:margin-top="0in" fo:margin-bottom="0in" loext:contextual-spacing="false" fo:line-height="115%"/>
    </style:style>
    <style:style style:name="P21" style:family="paragraph" style:parent-style-name="Heading_20_3">
      <style:paragraph-properties fo:margin-top="0.028in" fo:margin-bottom="0.0417in" loext:contextual-spacing="false" fo:line-height="100%"/>
    </style:style>
    <style:style style:name="P22" style:family="paragraph" style:parent-style-name="Heading_20_5">
      <style:paragraph-properties fo:margin-top="0in" fo:margin-bottom="0in" loext:contextual-spacing="false" fo:line-height="100%"/>
    </style:style>
    <style:style style:name="P23" style:family="paragraph" style:parent-style-name="Heading_20_5">
      <style:paragraph-properties fo:margin-top="0in" fo:margin-bottom="0in" loext:contextual-spacing="false" fo:line-height="130%"/>
    </style:style>
    <style:style style:name="P24" style:family="paragraph" style:parent-style-name="Heading_20_5">
      <style:paragraph-properties fo:margin-top="0.139in" fo:margin-bottom="0in" loext:contextual-spacing="false" fo:line-height="100%"/>
    </style:style>
    <style:style style:name="P25" style:family="paragraph" style:parent-style-name="Heading_20_5">
      <style:paragraph-properties fo:margin-top="0in" fo:margin-bottom="0.139in" loext:contextual-spacing="false" fo:line-height="130%"/>
    </style:style>
    <style:style style:name="T1" style:family="text">
      <style:text-properties fo:color="#113654" style:font-name="Oswald" fo:font-size="30pt" style:font-name-asian="Oswald1" style:font-size-asian="30pt" style:font-name-complex="Oswald1" style:font-size-complex="30pt"/>
    </style:style>
    <style:style style:name="T2" style:family="text">
      <style:text-properties fo:color="#113654" fo:font-size="11pt" style:font-size-asian="11pt" style:font-size-complex="11pt"/>
    </style:style>
    <style:style style:name="T3" style:family="text">
      <style:text-properties fo:color="#113654" fo:font-size="11pt" fo:font-style="italic" style:font-size-asian="11pt" style:font-style-asian="italic" style:font-size-complex="11pt"/>
    </style:style>
    <style:style style:name="T4" style:family="text">
      <style:text-properties fo:color="#113654" style:font-name="Open Sans" fo:font-weight="bold" style:font-name-asian="Open Sans1" style:font-weight-asian="bold" style:font-name-complex="Open Sans1"/>
    </style:style>
    <style:style style:name="T5" style:family="text">
      <style:text-properties fo:color="#113654" style:font-name="Arial" fo:font-size="12pt" fo:font-weight="normal" style:font-name-asian="Arial1" style:font-size-asian="12pt" style:font-weight-asian="normal" style:font-name-complex="Arial1" style:font-size-complex="12pt"/>
    </style:style>
    <style:style style:name="T6" style:family="text">
      <style:text-properties fo:color="#113654" style:font-name="Arial" fo:font-size="12pt" style:font-name-asian="Arial1" style:font-size-asian="12pt" style:font-name-complex="Arial1" style:font-size-complex="12pt"/>
    </style:style>
    <style:style style:name="T7" style:family="text">
      <style:text-properties fo:color="#113654" style:font-name="Arial" fo:font-size="12pt" fo:font-weight="bold" style:font-name-asian="Arial1" style:font-size-asian="12pt" style:font-weight-asian="bold" style:font-name-complex="Arial1" style:font-size-complex="12pt"/>
    </style:style>
    <style:style style:name="T8" style:family="text">
      <style:text-properties fo:color="#113654"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9" style:family="text">
      <style:text-properties fo:color="#113654" style:font-name="Arial" fo:font-size="11pt" fo:font-style="italic" style:font-name-asian="Arial1" style:font-size-asian="11pt" style:font-style-asian="italic" style:font-name-complex="Arial1" style:font-size-complex="11pt"/>
    </style:style>
    <style:style style:name="T10" style:family="text">
      <style:text-properties fo:color="#113654" style:font-name="Arial" fo:font-size="9pt" fo:font-style="italic" fo:font-weight="normal" style:font-name-asian="Arial1" style:font-size-asian="9pt" style:font-style-asian="italic" style:font-weight-asian="normal" style:font-name-complex="Arial1" style:font-size-complex="9pt"/>
    </style:style>
    <style:style style:name="T11" style:family="text">
      <style:text-properties fo:color="#113654" style:font-name="Arial" fo:font-style="italic" style:font-name-asian="Arial1" style:font-style-asian="italic" style:font-name-complex="Arial1"/>
    </style:style>
    <style:style style:name="T12" style:family="text">
      <style:text-properties fo:color="#113654" fo:font-size="10pt" style:font-size-asian="10pt" style:font-size-complex="10pt"/>
    </style:style>
    <style:style style:name="T13" style:family="text">
      <style:text-properties fo:color="#113654" style:font-name="Merriweather" style:font-name-asian="Merriweather1" style:font-name-complex="Merriweather1"/>
    </style:style>
    <style:style style:name="T14" style:family="text">
      <style:text-properties fo:color="#113654" style:font-name="Merriweather" fo:font-weight="normal" style:font-name-asian="Merriweather1" style:font-weight-asian="normal" style:font-name-complex="Merriweather1"/>
    </style:style>
    <style:style style:name="T15" style:family="text">
      <style:text-properties fo:color="#113654" fo:font-size="9pt" style:font-size-asian="9pt" style:font-size-complex="9pt"/>
    </style:style>
    <style:style style:name="T16" style:family="text">
      <style:text-properties fo:color="#113654" fo:font-size="9pt" fo:font-weight="normal" style:font-size-asian="9pt" style:font-weight-asian="normal" style:font-size-complex="9pt"/>
    </style:style>
    <style:style style:name="T17" style:family="text">
      <style:text-properties fo:color="#113654" fo:font-size="9pt" fo:font-style="italic" fo:font-weight="normal" style:font-size-asian="9pt" style:font-style-asian="italic" style:font-weight-asian="normal" style:font-size-complex="9pt"/>
    </style:style>
    <style:style style:name="T18" style:family="text">
      <style:text-properties fo:color="#113654" fo:font-weight="bold" style:font-weight-asian="bold"/>
    </style:style>
    <style:style style:name="T19" style:family="text">
      <style:text-properties fo:color="#113654"/>
    </style:style>
    <style:style style:name="T20" style:family="text">
      <style:text-properties fo:color="#666666"/>
    </style:style>
    <style:style style:name="T21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22" style:family="text">
      <style:text-properties fo:color="#666666" style:font-name="Open Sans" fo:font-size="8pt" fo:font-weight="normal" style:font-name-asian="Open Sans1" style:font-size-asian="8pt" style:font-weight-asian="normal" style:font-name-complex="Open Sans1" style:font-size-complex="8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color="#000000" style:font-name="Open Sans" fo:font-weight="bold" style:font-name-asian="Open Sans1" style:font-weight-asian="bold" style:font-name-complex="Open Sans1"/>
    </style:style>
    <style:style style:name="T25" style:family="text">
      <style:text-properties fo:color="#000000" style:font-name="Arial" fo:font-size="11pt" fo:font-weight="bold" style:font-name-asian="Arial1" style:font-size-asian="11pt" style:font-weight-asian="bold" style:font-name-complex="Arial1" style:font-size-complex="11pt"/>
    </style:style>
    <style:style style:name="T26" style:family="text">
      <style:text-properties fo:color="#000000" style:font-name="Arial" fo:font-size="11pt" style:font-name-asian="Arial1" style:font-size-asian="11pt" style:font-name-complex="Arial1" style:font-size-complex="11pt"/>
    </style:style>
    <style:style style:name="T27" style:family="text">
      <style:text-properties fo:color="#000000" style:font-name="Arial" fo:font-size="11pt" style:text-underline-style="none" style:font-name-asian="Arial1" style:font-size-asian="11pt" style:font-name-complex="Arial1" style:font-size-complex="11pt"/>
    </style:style>
    <style:style style:name="T28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29" style:family="text">
      <style:text-properties fo:color="#000000"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30" style:family="text">
      <style:text-properties fo:color="#000000" style:font-name="Merriweather" fo:font-weight="normal" style:font-name-asian="Merriweather1" style:font-weight-asian="normal" style:font-name-complex="Merriweather1"/>
    </style:style>
    <style:style style:name="T31" style:family="text">
      <style:text-properties fo:color="#000000" style:font-name="Merriweather" style:font-name-asian="Merriweather1" style:font-name-complex="Merriweather1"/>
    </style:style>
    <style:style style:name="T32" style:family="text">
      <style:text-properties fo:color="#000000"/>
    </style:style>
    <style:style style:name="T33" style:family="text">
      <style:text-properties fo:color="#000000" style:text-underline-style="none"/>
    </style:style>
    <style:style style:name="T34" style:family="text">
      <style:text-properties fo:color="#3c78d8" style:font-name="Open Sans" fo:font-weight="bold" style:font-name-asian="Open Sans1" style:font-weight-asian="bold" style:font-name-complex="Open Sans1"/>
    </style:style>
    <style:style style:name="T35" style:family="text">
      <style:text-properties fo:color="#3c78d8" style:font-name="Arial" fo:font-weight="bold" style:font-name-asian="Arial1" style:font-weight-asian="bold" style:font-name-complex="Arial1" fo:background-color="#ffffff"/>
    </style:style>
    <style:style style:name="T36" style:family="text">
      <style:text-properties fo:color="#1155cc" style:font-name="Arial" fo:font-size="12pt" style:font-name-asian="Arial1" style:font-size-asian="12pt" style:font-name-complex="Arial1" style:font-size-complex="12pt"/>
    </style:style>
    <style:style style:name="T37" style:family="text">
      <style:text-properties fo:color="#1155cc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38" style:family="text">
      <style:text-properties style:font-name="Arial" fo:font-size="12pt" style:font-name-asian="Arial1" style:font-size-asian="12pt" style:font-name-complex="Arial1" style:font-size-complex="12pt"/>
    </style:style>
    <style:style style:name="T39" style:family="text">
      <style:text-properties fo:color="#2e4440" style:font-name="Arial" fo:font-size="9pt" fo:font-style="italic" fo:font-weight="normal" style:font-name-asian="Arial1" style:font-size-asian="9pt" style:font-style-asian="italic" style:font-weight-asian="normal" style:font-name-complex="Arial1" style:font-size-complex="9pt"/>
    </style:style>
    <style:style style:name="T40" style:family="text">
      <style:text-properties style:text-underline-style="none"/>
    </style:style>
    <style:style style:name="T41" style:family="text">
      <style:text-properties fo:font-style="italic" style:font-style-asian="italic"/>
    </style:style>
    <style:style style:name="T42" style:family="text">
      <style:text-properties style:font-name="Open Sans" fo:font-size="8pt" style:font-name-asian="Open Sans1" style:font-size-asian="8pt" style:font-name-complex="Open Sans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itle"><text:bookmark text:name="_x8fm1uorkbaw"/><text:span text:style-name="T1">Ajay Tripathi</text:span></text:p>
            <text:p text:style-name="Subtitle"><text:bookmark text:name="_ymi089liagec"/><text:span text:style-name="T2">Software Developer</text:span></text:p>
            <text:p text:style-name="Subtitle"><text:bookmark text:name="_mdbiwn783df"/><text:span text:style-name="T20">Last updated: 7 September 2019</text:span></text:p>
            <text:p text:style-name="P22"><text:bookmark text:name="_8tq1tz38muek"/><text:span text:style-name="T23"><text:line-break/>EXPERIENCE</text:span></text:p>
          </table:table-cell>
          <table:table-cell table:style-name="Table1.B1" office:value-type="string">
            <text:p text:style-name="P1"><text:span text:style-name="T4">Mail: ajay39in@gmail.com</text:span></text:p>
            <text:p text:style-name="P1"><text:span text:style-name="T4">Twitter:</text:span><text:span text:style-name="T24"> </text:span><text:a xlink:type="simple" xlink:href="https://twitter.com/atb00ker" text:style-name="ListLabel_20_19" text:visited-style-name="ListLabel_20_19"><text:span text:style-name="T34">twitter.com/atb00ker</text:span></text:a></text:p>
            <text:p text:style-name="P1"><text:span text:style-name="T4">GitHub:</text:span><text:span text:style-name="T34"> </text:span><text:a xlink:type="simple" xlink:href="https://github.com/atb00ker" text:style-name="ListLabel_20_19" text:visited-style-name="ListLabel_20_19"><text:span text:style-name="T34">github.com/atb00ker</text:span></text:a></text:p>
            <text:p text:style-name="P1"><text:span text:style-name="T4">Linkedin:</text:span><text:span text:style-name="T24"> </text:span><text:a xlink:type="simple" xlink:href="https://www.linkedin.com/in/atb00ker/" text:style-name="ListLabel_20_20" text:visited-style-name="ListLabel_20_20"><text:span text:style-name="T35">linkedin.com/in/atb00ker</text:span></text:a></text:p>
            <text:p text:style-name="P1"><text:span text:style-name="T4">Portfolio:</text:span><text:span text:style-name="T24"> </text:span><text:a xlink:type="simple" xlink:href="https://atb00ker.github.io/" text:style-name="ListLabel_20_19" text:visited-style-name="ListLabel_20_19"><text:span text:style-name="T34">atb00ker.github.io</text:span></text:a></text:p>
            <text:p text:style-name="P1"><text:span text:style-name="T4">Blog:</text:span><text:span text:style-name="T24"> </text:span><text:a xlink:type="simple" xlink:href="https://medium.com/@atb00ker" text:style-name="ListLabel_20_19" text:visited-style-name="ListLabel_20_19"><text:span text:style-name="T34">medium.com/@atb00ker</text:span></text:a></text:p>
          </table:table-cell>
        </table:table-row>
        <table:table-row table:style-name="Table1.2">
          <table:table-cell table:style-name="Table1.A1" office:value-type="string">
            <text:p text:style-name="P18"><text:bookmark text:name="_vl9aw0zfghr6"/><text:a xlink:type="simple" xlink:href="https://summerofcode.withgoogle.com/projects/#5950853377163264" text:style-name="ListLabel_20_21" text:visited-style-name="ListLabel_20_21"><text:span text:style-name="T36">Google Summer of Code, OpenWISP</text:span></text:a><text:span text:style-name="T5"> — DevOps</text:span></text:p>
            <text:p text:style-name="P21"><text:bookmark text:name="_njs4kznit0dr"/>6 May 2019 – 27 August 2019</text:p>
            <text:p text:style-name="P4"><text:span text:style-name="T25">Tech: </text:span><text:span text:style-name="T26">Shell, Docker, Kubernetes, AWS, GCE, Terraform, Python, Django</text:span></text:p>
            <text:list xml:id="list3371878720" text:style-name="WWNum1">
              <text:list-item>
                <text:p text:style-name="P5"><text:span text:style-name="T26">Significantly reduced OpenWISP installation complexity by providing customizable docker images.</text:span></text:p>
              </text:list-item>
              <text:list-item>
                <text:p text:style-name="P5"><text:span text:style-name="T26">Reduced setup time from hours to minutes by auto-setup scripts of commonly required features.</text:span></text:p>
              </text:list-item>
              <text:list-item>
                <text:p text:style-name="P5"><text:span text:style-name="T26">Deployed on kubernetes clusters on AWS, GCE and OpenWISP rancher instance.</text:span></text:p>
              </text:list-item>
            </text:list>
            <text:p text:style-name="P18"><text:bookmark text:name="_rfgvkg2ifhfd"/><text:a xlink:type="simple" xlink:href="https://atb00ker.github.io/assets/files/FOSSEEcertificate.pdf" text:style-name="ListLabel_20_21" text:visited-style-name="ListLabel_20_21"><text:span text:style-name="T36">IIT Bombay, FOSSEE Fellowship</text:span></text:a><text:span text:style-name="T5"> — Full Stack Developer </text:span></text:p>
            <text:p text:style-name="P21"><text:bookmark text:name="_xb4vsc23ibg6"/>May 2018 – July 2018</text:p>
            <text:p text:style-name="P4"><text:span text:style-name="T25">Tech: </text:span><text:span text:style-name="T26">JavaScript, JQuery, Django, Python, ffmpeg</text:span></text:p>
            <text:list xml:id="list80246389277499" text:continue-numbering="true" text:style-name="WWNum1">
              <text:list-item>
                <text:p text:style-name="P5"><text:span text:style-name="T26">Site optimization: About 60% less data requirement for users for downloading by enabling smart delivery of content.</text:span></text:p>
              </text:list-item>
              <text:list-item>
                <text:p text:style-name="P5"><text:span text:style-name="T26">Web Development: Django website site improvements and feature additions to improve user experience.</text:span></text:p>
              </text:list-item>
              <text:list-item>
                <text:p text:style-name="P5"><text:span text:style-name="T26">Scripts to convert 1000s to videos in spoken library using ffmpeg &amp; shell to optimize server space utilization without downtime.</text:span></text:p>
              </text:list-item>
            </text:list>
            <text:p text:style-name="P24"><text:bookmark text:name="_nj7ws7z9ebun"/><text:span text:style-name="T23">VOLUNTEER</text:span></text:p>
            <text:p text:style-name="P19"><text:bookmark text:name="_noc7ynazcld7"/><text:span text:style-name="T6">Google Code-In 2018, OpenWISP <text:s/></text:span><text:span text:style-name="T5">— Mentor</text:span></text:p>
            <text:p text:style-name="P6"><text:span text:style-name="T28">Mentored teenagers to make open-source project contributions by introducing them to technologies required in OpenWISP development. Invited to Google HQ in California for my work as a mentor.</text:span></text:p>
            <text:p text:style-name="P19"><text:bookmark text:name="_bsrfovrns8kd"/><text:span text:style-name="T6">OpenWISP <text:s/></text:span><text:span text:style-name="T5">— Open-Source Contributor</text:span></text:p>
            <text:p text:style-name="P6"><text:span text:style-name="T28">Core development team of OpenWISP Network Management suite for large networks. Learned to write easily maintainable code from experienced developers and learned soft-skills to work with developers.</text:span></text:p>
            <text:p text:style-name="P22"><text:bookmark text:name="_jhv78pp9wtzd"/><text:span text:style-name="T23"><text:line-break/>PERSONAL PROJECTS</text:span></text:p>
            <text:p text:style-name="P2">(Many more projects on mentioned skills available on Github)</text:p>
            <text:p text:style-name="P8"><text:a xlink:type="simple" xlink:href="https://atb00ker.github.io" text:style-name="ListLabel_20_22" text:visited-style-name="ListLabel_20_22"><text:span text:style-name="T37">Lookbook</text:span></text:a><text:span text:style-name="T7"> <text:s/></text:span><text:span text:style-name="T6">— </text:span><text:span text:style-name="T8">Modern Frontend Workflow:</text:span><text:span text:style-name="T9"> </text:span><text:span text:style-name="T26">Uses modern frontend technologies to create a reusable website that is highly optimised for best performance and follows latest recommendations &amp; best practices in frontend development.</text:span></text:p>
            <text:p text:style-name="P8"><text:a xlink:type="simple" xlink:href="https://github.com/atb00ker/scrape" text:style-name="ListLabel_20_22" text:visited-style-name="ListLabel_20_22"><text:span text:style-name="T37">Detect Fake News</text:span></text:a><text:span text:style-name="T37"> </text:span><text:span text:style-name="T28">—</text:span><text:span text:style-name="T29"> </text:span><text:span text:style-name="T8">Application Development/SysAd:</text:span><text:span text:style-name="T29"> </text:span><text:span text:style-name="T26">Efficiently scrapped news articles from various sources to Amazon EC2 instance. Used Machine Learning to classify and categorize the news collected and tested various techniques for getting the best results.</text:span></text:p>
          </table:table-cell>
          <table:table-cell table:style-name="Table1.B1" office:value-type="string">
            <text:p text:style-name="P23"><text:bookmark text:name="_468vhou6jub6"/>SKILLS<text:span text:style-name="T12"><text:line-break/></text:span><text:span text:style-name="T13">Web Technologies:</text:span><text:span text:style-name="T21"> </text:span><text:span text:style-name="T30">HTML, CSS, SASS, Javascript, node.js, Django, Flask, PWAs.</text:span><text:span text:style-name="T21"><text:line-break/></text:span><text:span text:style-name="T13">Programming Languages:</text:span><text:span text:style-name="T31"> </text:span><text:span text:style-name="T30">Python, C, C++, Shell</text:span><text:span text:style-name="T14"><text:line-break/></text:span><text:span text:style-name="T13">System Administration:</text:span><text:span text:style-name="T14"> </text:span><text:span text:style-name="T30">Linux Systems, Ansible, Docker, Terraform, Kubernetes.</text:span><text:span text:style-name="T21"><text:line-break/></text:span><text:span text:style-name="T13">Others:</text:span><text:span text:style-name="T30"> Git, Web Scraping, SQL</text:span></text:p>
            <text:p text:style-name="P23"><text:bookmark text:name="_8tfalza3a8ro"/><text:line-break/>EDUCATION</text:p>
            <text:p text:style-name="P20"><text:bookmark text:name="_qzalfj5uqb4r"/><text:span text:style-name="T15">Cisco Certified Network Associate </text:span><text:span text:style-name="T16">​</text:span><text:span text:style-name="T15">Course</text:span><text:span text:style-name="T16"> — </text:span><text:span text:style-name="T10">Routing and Switching</text:span><text:span text:style-name="T39"><text:line-break/></text:span><text:span text:style-name="T22">AUGUST 2018 ​—​ ​MAY 2020 (Expected)<text:line-break/><text:line-break/></text:span><text:span text:style-name="T15">Amity University, </text:span><text:span text:style-name="T16">Noida​​ — </text:span><text:span text:style-name="T10">Bachelors Of Computer Science &amp; Engineering</text:span></text:p>
            <text:p text:style-name="P20"><text:bookmark text:name="_jd869kiuu2cf"/><text:span text:style-name="T22">AUGUST 2016 ​—​ ​MAY 2020 (Expected)</text:span></text:p>
            <text:p text:style-name="P20"><text:bookmark text:name="_q4gmj21ejrke"/><text:span text:style-name="T16">Specialization: Networking</text:span></text:p>
            <text:list xml:id="list876291019" text:style-name="WWNum2">
              <text:list-item>
                <text:p text:style-name="P9"><text:span text:style-name="T32">Co-founded College Linux User Group (ALiAS).</text:span></text:p>
              </text:list-item>
              <text:list-item>
                <text:p text:style-name="P10"><text:span text:style-name="T32">Gained experience in public speaking by giving technical talks.</text:span></text:p>
              </text:list-item>
              <text:list-item>
                <text:p text:style-name="P10"><text:span text:style-name="T32">Key roles in management for various events for the Community.</text:span></text:p>
              </text:list-item>
              <text:list-item>
                <text:p text:style-name="P10"><text:span text:style-name="T32">Developed community spirit and mentored many students in technical skills.</text:span></text:p>
              </text:list-item>
            </text:list>
            <text:p text:style-name="P12"><text:span text:style-name="T18">Ryan International School, </text:span><text:span text:style-name="T19">Noida — </text:span><text:span text:style-name="T11">Secondary School</text:span><text:span text:style-name="T41"><text:line-break/></text:span><text:span text:style-name="T42">APRIL 2014 ​—​ ​APRIL 2016</text:span></text:p>
            <text:p text:style-name="P20"><text:bookmark text:name="_cdbw9eirmi76"/><text:span text:style-name="T16">Specialization: Science</text:span></text:p>
            <text:list xml:id="list80247058030062" text:continue-numbering="true" text:style-name="WWNum2">
              <text:list-item>
                <text:p text:style-name="P13"><text:span text:style-name="T32">Inter school Football Player</text:span></text:p>
              </text:list-item>
              <text:list-item>
                <text:p text:style-name="P14"><text:span text:style-name="T32">Roller Skating City level</text:span></text:p>
              </text:list-item>
              <text:list-item>
                <text:p text:style-name="P14"><text:span text:style-name="T32">HelpAge India Volunteer</text:span></text:p>
              </text:list-item>
            </text:list>
            <text:p text:style-name="P3"/>
            <text:p text:style-name="P25"><text:bookmark text:name="_jtu82jsa3rly"/>LANGUAGES<text:line-break/><text:span text:style-name="T30">English, <text:s/>French (Basic), Hindi (Only Speaking)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fo:color="#38761d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c78d8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3c78d8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fo:background-color="#ffffff"/>
    </style:style>
    <style:style style:name="ListLabel_20_21" style:display-name="ListLabel 21" style:family="text">
      <style:text-properties fo:color="#1155cc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2" style:display-name="ListLabel 22" style:family="text">
      <style:text-properties fo:color="#1155cc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4in" fo:margin-left="0.5in" fo:margin-right="0.2992in" style:writing-mode="lr-tb" style:layout-grid-color="#c0c0c0" style:layout-grid-lines="2641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6" meta:word-count="417" meta:character-count="3102" meta:non-whitespace-character-count="2665"/>
    <meta:generator>LibreOfficeDev/6.0.5.2$Linux_X86_64 LibreOffice_project/</meta:generator>
  </office:meta>
</office:document-meta>
</file>